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95cm" fo:min-width="2.9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2.65cm" fo:min-width="2.9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3.15cm" fo:min-width="2.9cm"/>
    </style:style>
    <style:style style:name="gr4" style:family="graphic" style:parent-style-name="standard">
      <style:graphic-properties draw:fill-color="#dddddd" draw:textarea-horizontal-align="justify" draw:textarea-vertical-align="top" draw:auto-grow-height="false" fo:min-height="2.25cm" fo:min-width="2.9cm"/>
    </style:style>
    <style:style style:name="gr5" style:family="graphic" style:parent-style-name="standard">
      <style:graphic-properties draw:fill-color="#dddddd" draw:textarea-horizontal-align="justify" draw:textarea-vertical-align="top" draw:auto-grow-height="false" fo:min-height="2.75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7cm"/>
    </style:style>
    <style:style style:name="gr7" style:family="graphic" style:parent-style-name="standard">
      <style:graphic-properties draw:textarea-horizontal-align="justify" draw:textarea-vertical-align="middle" draw:auto-grow-height="false" fo:min-height="0.022cm" fo:min-width="1.572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022cm" fo:min-width="1.572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85cm" fo:min-width="2.9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2.05cm" fo:min-width="2.9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4.55cm" fo:min-width="2.9cm"/>
    </style:style>
    <style:style style:name="gr12" style:family="graphic" style:parent-style-name="standard">
      <style:graphic-properties draw:textarea-horizontal-align="justify" draw:textarea-vertical-align="middle" draw:auto-grow-height="false" fo:min-height="0.9cm" fo:min-width="0.65cm"/>
    </style:style>
    <style:style style:name="gr13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3pt" style:font-size-asian="3pt" style:font-size-complex="3pt"/>
    </style:style>
    <style:style style:name="P4" style:family="paragraph">
      <loext:graphic-properties draw:fill-color="#00a65d"/>
      <style:paragraph-properties fo:text-align="center"/>
      <style:text-properties fo:font-size="3pt" style:font-size-asian="3pt" style:font-size-complex="3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3.2cm" svg:x="10.2cm" svg:y="7.3cm">
          <text:p text:style-name="P1"><text:span text:style-name="T1">beam_block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4cm" svg:height="2.9cm" svg:x="10.2cm" svg:y="18.5cm">
          <text:p text:style-name="P1"><text:span text:style-name="T1">opening_absorb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4cm" svg:height="3.4cm" svg:x="10.2cm" svg:y="14cm">
          <text:p text:style-name="P1"><text:span text:style-name="T1">opening_shutter_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4cm" svg:height="2.5cm" svg:x="10.2cm" svg:y="11cm">
          <text:p text:style-name="P1"><text:span text:style-name="T1">opening_shutter_1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5" draw:text-style-name="P2" draw:layer="layout" svg:width="3.4cm" svg:height="3cm" svg:x="3.5cm" svg:y="7.3cm">
            <text:p text:style-name="P1"><text:span text:style-name="T1">beam_unblock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4cm" svg:height="0.5cm" svg:x="4cm" svg:y="8cm">
            <text:p text:style-name="P1"><text:span text:style-name="T2">When beam_driver_pv == REQ_CLOSE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7" draw:text-style-name="P3" draw:layer="layout" svg:width="2.1cm" svg:height="0.3cm" svg:x="4.1cm" svg:y="8.6cm">
            <text:p text:style-name="P1"><text:span text:style-name="T2">Update beam status FE02J-VA-SEQ-02:S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1cm" svg:height="0.3cm" svg:x="4.1cm" svg:y="9cm">
            <text:p text:style-name="P1"><text:span text:style-name="T2">Set beam_driver_pv = REQ_ID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2.1cm" svg:height="0.3cm" svg:x="4.1cm" svg:y="9.4cm">
            <text:p text:style-name="P1"><text:span text:style-name="T2">Reset MPS_PERM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2.1cm" svg:height="0.3cm" svg:x="4.1cm" svg:y="9.8cm">
            <text:p text:style-name="P1"><text:span text:style-name="T2">Close ABS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custom-shape draw:style-name="gr9" draw:text-style-name="P2" draw:layer="layout" svg:width="3.4cm" svg:height="3.1cm" svg:x="3.5cm" svg:y="10.9cm">
            <text:p text:style-name="P1"><text:span text:style-name="T1">closing_absorber_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4cm" svg:height="0.5cm" svg:x="3.9cm" svg:y="11.6cm">
            <text:p text:style-name="P1"><text:span text:style-name="T2">When ABS1 == Closed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7" draw:text-style-name="P3" draw:layer="layout" svg:width="2.1cm" svg:height="0.3cm" svg:x="4cm" svg:y="12.2cm">
            <text:p text:style-name="P1"><text:span text:style-name="T2">Update beam status FE02J-VA-SEQ-02:S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10" draw:text-style-name="P2" draw:layer="layout" svg:width="3.4cm" svg:height="2.3cm" svg:x="3.5cm" svg:y="14.7cm">
            <text:p text:style-name="P1"><text:span text:style-name="T1">closing_shutter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4cm" svg:height="0.5cm" svg:x="3.9cm" svg:y="15.4cm">
            <text:p text:style-name="P1"><text:span text:style-name="T2">When SHTR1 or SHTR2 == Closed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7" draw:text-style-name="P3" draw:layer="layout" svg:width="2.1cm" svg:height="0.3cm" svg:x="4cm" svg:y="16.1cm">
            <text:p text:style-name="P1"><text:span text:style-name="T2">Update beam status FE02J-VA-SEQ-02:S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11" draw:text-style-name="P2" draw:layer="layout" svg:width="3.4cm" svg:height="4.8cm" svg:x="7.1cm" svg:y="1.9cm">
            <text:p text:style-name="P1"><text:span text:style-name="T1">Ini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3cm" svg:height="2.3cm" svg:x="7.8cm" svg:y="3.2cm">
            <text:p text:style-name="P1"><text:span text:style-name="T3">If SHTR1,SHTR2,ABS1 or </text:span></text:p>
            <text:p text:style-name="P1"><text:span text:style-name="T3">ABS2 are closed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3" draw:text-style-name="P3" draw:layer="layout" svg:width="0.4cm" svg:height="0.3cm" svg:x="9.2cm" svg:y="5.6cm">
            <text:p text:style-name="P1"><text:span text:style-name="T2">open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6" draw:layer="layout" svg:x1="10.5cm" svg:y1="4.3cm" svg:x2="11.9cm" svg:y2="7.3cm" draw:start-shape="id1" draw:start-glue-point="1" draw:end-shape="id2" svg:d="M10500 4300h1400v3000" svg:viewBox="0 0 1401 3001">
          <text:p/>
        </draw:connector>
        <draw:custom-shape draw:style-name="gr6" draw:text-style-name="P3" draw:layer="layout" svg:width="2.4cm" svg:height="0.5cm" svg:x="10.8cm" svg:y="7.8cm">
          <text:p text:style-name="P1"><text:span text:style-name="T2">When beam_driver_pv == REQ_OP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9cm" svg:y="8.4cm">
          <text:p text:style-name="P1"><text:span text:style-name="T2">Update beam status FE02J-VA-SEQ-02: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1cm" svg:height="0.3cm" svg:x="10.9cm" svg:y="8.8cm">
          <text:p text:style-name="P1"><text:span text:style-name="T2">Set beam_driver_pv = REQ_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9cm" svg:y="9.3cm">
          <text:p text:style-name="P1"><text:span text:style-name="T2">Reset MPS_PERM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9cm" svg:y="10.1cm">
          <text:p text:style-name="P1"><text:span text:style-name="T2">Open SHTR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4cm" svg:height="0.5cm" svg:x="10.7cm" svg:y="11.6cm">
          <text:p text:style-name="P1"><text:span text:style-name="T2">When SHTR1 == Op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8cm" svg:y="12.2cm">
          <text:p text:style-name="P1"><text:span text:style-name="T2">Update beam status FE02J-VA-SEQ-02: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8cm" svg:y="12.7cm">
          <text:p text:style-name="P1"><text:span text:style-name="T2">Reset SHT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4cm" svg:height="0.5cm" svg:x="10.6cm" svg:y="14.6cm">
          <text:p text:style-name="P1"><text:span text:style-name="T2">When SHTR2 == Op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7cm" svg:y="15.3cm">
          <text:p text:style-name="P1"><text:span text:style-name="T2">Update beam status FE02J-VA-SEQ-02: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7cm" svg:y="15.7cm">
          <text:p text:style-name="P1"><text:span text:style-name="T2">Reset ABS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7cm" svg:y="16.1cm">
          <text:p text:style-name="P1"><text:span text:style-name="T2">Open ABS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4cm" svg:height="0.5cm" svg:x="10.7cm" svg:y="19.4cm">
          <text:p text:style-name="P1"><text:span text:style-name="T2">When ABS1&amp;&amp;ABS2 == Op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8cm" svg:y="20cm">
          <text:p text:style-name="P1"><text:span text:style-name="T2">Update beam status FE02J-VA-SEQ-02: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svg:x1="8.8cm" svg:y1="6.7cm" svg:x2="6.9cm" svg:y2="8.8cm" draw:start-shape="id1" draw:start-glue-point="2" draw:end-shape="id3" draw:end-glue-point="1" svg:d="M8800 6700v2100h-1900" svg:viewBox="0 0 1901 2101">
          <text:p/>
        </draw:connector>
        <draw:connector draw:style-name="gr14" draw:text-style-name="P6" draw:layer="layout" svg:x1="5.2cm" svg:y1="10.3cm" svg:x2="5.2cm" svg:y2="10.9cm" draw:start-shape="id3" draw:start-glue-point="2" draw:end-shape="id4" draw:end-glue-point="0" svg:d="M5200 10300v600" svg:viewBox="0 0 1 601">
          <text:p/>
        </draw:connector>
        <draw:connector draw:style-name="gr14" draw:text-style-name="P6" draw:layer="layout" svg:x1="5.2cm" svg:y1="14cm" svg:x2="5.2cm" svg:y2="14.7cm" draw:start-shape="id4" draw:start-glue-point="2" draw:end-shape="id5" draw:end-glue-point="0" svg:d="M5200 14000v700" svg:viewBox="0 0 1 701">
          <text:p/>
        </draw:connector>
        <draw:connector draw:style-name="gr14" draw:text-style-name="P6" draw:layer="layout" draw:line-skew="0cm 0.65cm" svg:x1="5.2cm" svg:y1="17cm" svg:x2="10.2cm" svg:y2="8.9cm" draw:start-shape="id5" draw:start-glue-point="2" draw:end-shape="id2" draw:end-glue-point="3" svg:d="M5200 17000v501h4000v-8601h1000" svg:viewBox="0 0 5001 8602">
          <text:p/>
        </draw:connector>
        <draw:connector draw:style-name="gr14" draw:text-style-name="P6" draw:layer="layout" svg:x1="11.9cm" svg:y1="10.5cm" svg:x2="11.9cm" svg:y2="11cm" draw:start-shape="id2" draw:start-glue-point="2" draw:end-shape="id6" draw:end-glue-point="0" svg:d="M11900 10500v500" svg:viewBox="0 0 1 501">
          <text:p/>
        </draw:connector>
        <draw:connector draw:style-name="gr14" draw:text-style-name="P6" draw:layer="layout" svg:x1="11.9cm" svg:y1="13.5cm" svg:x2="11.9cm" svg:y2="14cm" draw:start-shape="id6" draw:start-glue-point="2" draw:end-shape="id7" draw:end-glue-point="0" svg:d="M11900 13500v500" svg:viewBox="0 0 1 501">
          <text:p/>
        </draw:connector>
        <draw:connector draw:style-name="gr14" draw:text-style-name="P6" draw:layer="layout" svg:x1="11.9cm" svg:y1="17.4cm" svg:x2="11.9cm" svg:y2="18.5cm" draw:start-shape="id7" draw:start-glue-point="2" draw:end-shape="id8" draw:end-glue-point="0" svg:d="M11900 17400v1100" svg:viewBox="0 0 1 1101">
          <text:p/>
        </draw:connector>
        <draw:connector draw:style-name="gr14" draw:text-style-name="P6" draw:layer="layout" draw:line-skew="-0.499cm" svg:x1="10.2cm" svg:y1="19.95cm" svg:x2="3.5cm" svg:y2="8.8cm" draw:start-shape="id8" draw:start-glue-point="3" draw:end-shape="id3" draw:end-glue-point="3" svg:d="M10200 19950h-7700v-11150h1000" svg:viewBox="0 0 7701 11151">
          <text:p/>
        </draw:connector>
        <draw:custom-shape draw:style-name="gr15" draw:text-style-name="P3" draw:layer="layout" svg:width="1.4cm" svg:height="0.7cm" svg:x="7.1cm" svg:y="9.6cm">
          <text:p text:style-name="P1"><text:span text:style-name="T2">Requesting V2 to close causes both </text:span></text:p>
          <text:p text:style-name="P1"><text:span text:style-name="T2">ABS2 and V2 to close?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cm" svg:height="0.3cm" svg:x="4cm" svg:y="12.6cm">
          <text:p text:style-name="P1"><text:span text:style-name="T2">Close SHTR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8cm" svg:y="13.1cm">
          <text:p text:style-name="P1"><text:span text:style-name="T2">Open SHT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7cm" svg:y="16.5cm">
          <text:p text:style-name="P1"><text:span text:style-name="T2">Reset ABS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7cm" svg:y="16.9cm">
          <text:p text:style-name="P1"><text:span text:style-name="T2">Open ABS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9cm" svg:y="9.7cm">
          <text:p text:style-name="P1"><text:span text:style-name="T2">Reset SHTR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09:40:52.261786504</meta:creation-date>
    <dc:date>2020-06-04T09:57:27.706960900</dc:date>
    <meta:editing-duration>PT2H57M24S</meta:editing-duration>
    <meta:editing-cycles>13</meta:editing-cycles>
    <meta:generator>LibreOffice/6.0.7.3$Linux_X86_64 LibreOffice_project/00m0$Build-3</meta:generator>
    <meta:document-statistic meta:object-count="52"/>
  </office:meta>
</office:document-meta>
</file>